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A51160398B0E22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775cm, 10.34cm, 19.633cm, 8.6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955cm" svg:height="11.5cm" svg:x="0.301cm" svg:y="0.3cm">
          <draw:image xlink:href="Pictures/10000000000005E8000007E07A51160398B0E22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08:38.936275851</dc:date>
    <meta:editing-duration>PT2M56S</meta:editing-duration>
    <meta:editing-cycles>4</meta:editing-cycles>
    <meta:generator>LibreOffice/7.1.4.2$MacOSX_X86_64 LibreOffice_project/a529a4fab45b75fefc5b6226684193eb000654f6</meta:generator>
    <meta:document-statistic meta:object-count="1"/>
  </office:meta>
</office:document-meta>
</file>